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6" style:family="graphic" style:parent-style-name="standard" style:list-style-name="L1">
      <style:graphic-properties draw:fill="none" draw:textarea-horizontal-align="left" draw:textarea-vertical-align="top" draw:auto-grow-height="false" fo:min-height="4.15cm" fo:min-width="9.7cm" fo:wrap-option="wrap"/>
    </style:style>
    <style:style style:name="gr7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7.572cm 7.811cm)">
          <text:p text:style-name="P1">Pobierz x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6cm" svg:height="1.7cm" svg:x="7.6cm" svg:y="5cm">
          <text:p text:style-name="P1">kwadrat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5cm" svg:y="25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4cm" svg:y1="3cm" svg:x2="10.4cm" svg:y2="5cm" draw:start-shape="id1" draw:start-glue-point="8" draw:end-shape="id2" draw:end-glue-point="0" svg:d="M10400 3000v2000" svg:viewBox="0 0 1 2001">
          <text:p/>
        </draw:connector>
        <draw:connector draw:style-name="gr4" draw:text-style-name="P3" draw:layer="layout" draw:type="line" svg:x1="10.4cm" svg:y1="6.7cm" svg:x2="10.386cm" svg:y2="7.768cm" draw:start-shape="id2" draw:start-glue-point="2" draw:end-shape="id3" draw:end-glue-point="0" svg:d="M10400 6700l-14 1068" svg:viewBox="0 0 15 1069">
          <text:p/>
        </draw:connector>
        <draw:connector draw:style-name="gr4" draw:text-style-name="P3" draw:layer="layout" svg:x1="7.6cm" svg:y1="13.25cm" svg:x2="7.6cm" svg:y2="13.25cm" svg:d="M7600 13250z" svg:viewBox="0 0 1 1">
          <text:p/>
        </draw:connector>
        <draw:custom-shape draw:style-name="gr5" draw:text-style-name="P3" xml:id="id5" draw:id="id5" draw:layer="layout" svg:width="6.7cm" svg:height="2.1cm" svg:x="12.3cm" svg:y="21.8cm">
          <text:p text:style-name="P1">kwadrat = x*x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2cm" svg:height="4.4cm" svg:x="9.8cm" svg:y="24.3cm">
          <text:p text:style-name="P4"><text:span text:style-name="T1">Program wyświetla kwadraty kolejnych liczb naturalnych, począwszy od zera a skończywszy na kwadracie liczby podanej przez użytkownik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7.1cm" svg:height="4.263cm" svg:x="5.3cm" svg:y="11.1cm">
          <text:p text:style-name="P1">Liczba powtórzeń 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draw:type="line" svg:x1="8.899cm" svg:y1="9.457cm" svg:x2="8.85cm" svg:y2="11.1cm" draw:start-shape="id3" draw:start-glue-point="2" draw:end-shape="id4" draw:end-glue-point="4" svg:d="M8899 9457l-49 1643" svg:viewBox="0 0 50 1644">
          <text:p/>
        </draw:connector>
        <draw:connector draw:style-name="gr8" draw:text-style-name="P3" draw:layer="layout" svg:x1="8.85cm" svg:y1="15.363cm" svg:x2="12.3cm" svg:y2="22.85cm" draw:start-shape="id4" draw:start-glue-point="6" draw:end-shape="id5" draw:end-glue-point="3" svg:d="M8850 15363v7487h3450" svg:viewBox="0 0 3451 7488">
          <text:p text:style-name="P1">TAK</text:p>
        </draw:connector>
        <draw:connector draw:style-name="gr4" draw:text-style-name="P3" draw:layer="layout" draw:line-skew="0.45cm" svg:x1="15.65cm" svg:y1="21.8cm" svg:x2="15.357cm" svg:y2="17.856cm" draw:start-shape="id5" draw:start-glue-point="0" draw:end-shape="id6" draw:end-glue-point="2" svg:d="M15650 21800v-1500h-293v-2444" svg:viewBox="0 0 294 3945">
          <text:p/>
        </draw:connector>
        <draw:connector draw:style-name="gr8" draw:text-style-name="P3" draw:layer="layout" draw:line-skew="0cm 3.168cm" svg:x1="5.3cm" svg:y1="13.232cm" svg:x2="7.2cm" svg:y2="25.5cm" draw:start-shape="id4" draw:start-glue-point="5" draw:end-shape="id7" draw:end-glue-point="4" svg:d="M5300 13232h-501v10368h2401v1900" svg:viewBox="0 0 2402 12269">
          <text:p text:style-name="P1">NIE</text:p>
        </draw:connector>
        <draw:custom-shape draw:style-name="gr9" draw:text-style-name="P3" xml:id="id6" draw:id="id6" draw:layer="layout" svg:width="5.715cm" svg:height="1.578cm" draw:transform="skewX (0.736878010192006) rotate (0.0153588974175501) translate (13.908cm 16.3cm)">
          <text:p text:style-name="P1">Wypisz kwadr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3.356cm" svg:x1="16.765cm" svg:y1="16.256cm" svg:x2="8.874cm" svg:y2="10.278cm" draw:start-shape="id6" draw:start-glue-point="0" draw:end-shape="id8" draw:end-glue-point="0" svg:d="M16765 16256v-5956h-7891v-22" svg:viewBox="0 0 7892 59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17:32:10.770000000</dc:date>
    <meta:editing-duration>PT5M52S</meta:editing-duration>
    <meta:editing-cycles>4</meta:editing-cycles>
    <meta:generator>LibreOffice/5.4.3.2$Windows_X86_64 LibreOffice_project/92a7159f7e4af62137622921e809f8546db437e5</meta:generator>
    <meta:document-statistic meta:object-count="16"/>
  </office:meta>
</office:document-meta>
</file>